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23_07-43-09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1-23_02-21-03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1-22_17-37-21_000.jpg</text:p>
          </table:table-cell>
          <table:table-cell table:style-name="ce26" office:value-type="string">
            <text:p>:m #*# / memo:other(m:other) / topic=習字, about=,other=,id=~,content=髪;状;態;金;木;町;銃;創;傷;基;類;魚;最;多;熟;歳;様;数;症;候;群;離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髪;状;態;金;木;町;銃;創;傷;基;類;魚;最;多;熟;歳;様;数;症;候;群;離;">
            <text:p>:m #*# / memo:other(m:other) / topic=習字, about=,other=,id=~,content=髪;状;態;金;木;町;銃;創;傷;基;類;魚;最;多;熟;歳;様;数;症;候;群;離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1-22_17-36-13_000.jpg</text:p>
          </table:table-cell>
          <table:table-cell table:style-name="ce26" office:value-type="string">
            <text:p>:m #*# RES / JVEMV6 64/_1_3_reikon / 『日本宗教の複合的構造：霊魂観』 著者=~,校注=~ / p.67 / w=車力村；金木町[かなぎまち；西津軽郡；小田川；喜良市[きらいち；地蔵；念仏講：「センダク」；カネッコタタキ,topic=~,publishe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RES / JVEMV6 64/_1_3_reikon / 『日本宗教の複合的構造：霊魂観』 著者=~,校注=~ / p.67 / w=車力村；金木町[かなぎまち；西津軽郡；小田川；喜良市[きらいち；地蔵；念仏講：「センダク」；カネッコタタキ,topic=~,publisher=~,other=~">
            <text:p>:m #*# RES / JVEMV6 64/_1_3_reikon / 『日本宗教の複合的構造：霊魂観』 著者=~,校注=~ / p.67 / w=車力村；金木町[かなぎまち；西津軽郡；小田川；喜良市[きらいち；地蔵；念仏講：「センダク」；カネッコタタキ,topic=~,publishe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1-22_14-06-4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22_21-21-1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23_07-51-3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23_08-42-42_000.jpg</text:p>
          </table:table-cell>
          <table:table-cell table:style-name="ce26" office:value-type="string">
            <text:p>:tome / (lang=ja) / topic=何をやるか / content=何が金になるか、事前には、分からない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tome / (lang=ja) / topic=何をやるか / content=何が金になるか、事前には、分からない">
            <text:p>:tome / (lang=ja) / topic=何をやるか / content=何が金になるか、事前には、分からない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22_15-57-32_000.jpg</text:p>
          </table:table-cell>
          <table:table-cell table:style-name="ce26" office:value-type="string">
            <text:p>:m #*# RES / free / res-id=BOD3 / theme=スケトウダラ / genre=~,content=~,w=介党鱈； / session-number=~ / doc=~,other=sketch+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RES / free / res-id=BOD3 / theme=スケトウダラ / genre=~,content=~,w=介党鱈； / session-number=~ / doc=~,other=sketch+">
            <text:p>:m #*# RES / free / res-id=BOD3 / theme=スケトウダラ / genre=~,content=~,w=介党鱈； / session-number=~ / doc=~,other=sketch+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22_23-36-32_000.jpg</text:p>
          </table:table-cell>
          <table:table-cell table:style-name="ce26" office:value-type="string">
            <text:p>:m 記録 / 身体 / ケガ / loc=右足：踵,cause=乾燥か,loc-incident=~,id=~,phase=~,apparatus=~,injury=皮膚：表面：割れている,treatment=焼酎漬け（ディル）、指で塗布。絆創膏の、通気の綿の部分、ワセリンを塗布。薄く。の、バンドエイド、貼付。,other=創傷の状態：痛みを自覚したのは、３－４日ほど前か。そのときは、痛部の、皮膚の表面、赤みを帯びている。５ミリ少しか、半径。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1]=&quot;&quot;;[.C13];CONCATENATE([.C13];&quot; / &quot;;[.E11]))" office:value-type="string" office:string-value=":m 2*2 RES / free / res-id=SF7W / theme=数学：代数：四元数 / genre=代数？,content=「共役」にあたる数,w=~ / session-number=~ / doc=~,other=res-id:5HE5に関連して；q+:四元数と、いずかの四元基数、i、k、j。との、積。交換則、あるか / N+">
            <text:p>:m 2*2 RES / free / res-id=SF7W / theme=数学：代数：四元数 / genre=代数？,content=「共役」にあたる数,w=~ / session-number=~ / doc=~,other=res-id:5HE5に関連して；q+:四元数と、いずかの四元基数、i、k、j。との、積。交換則、あるか / N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1-23_08-44-10_000.jpg</text:p>
          </table:table-cell>
          <table:table-cell table:style-name="ce26" office:value-type="string">
            <text:p>:m 1*2 RES / free / res-id=SF7W / theme=数学：代数：四元数 / genre=代数？,content=「共役」にあたる数,w=~ / session-number=~ / doc=~,other=res-id:5HE5に関連して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1*2 RES / free / res-id=SF7W / theme=数学：代数：四元数 / genre=代数？,content=「共役」にあたる数,w=~ / session-number=~ / doc=~,other=res-id:5HE5に関連して">
            <text:p>:m 1*2 RES / free / res-id=SF7W / theme=数学：代数：四元数 / genre=代数？,content=「共役」にあたる数,w=~ / session-number=~ / doc=~,other=res-id:5HE5に関連して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1-23_08-44-33_000.jpg</text:p>
          </table:table-cell>
          <table:table-cell table:style-name="ce26" office:value-type="string">
            <text:p>:m 2*2 RES / free / res-id=SF7W / theme=数学：代数：四元数 / genre=代数？,content=「共役」にあたる数,w=~ / session-number=~ / doc=~,other=res-id:5HE5に関連して；q+:四元数と、いずかの四元基数、i、k、j。との、積。交換則、あるか / N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2*2 RES / free / res-id=SF7W / theme=数学：代数：四元数 / genre=代数？,content=「共役」にあたる数,w=~ / session-number=~ / doc=~,other=res-id:5HE5に関連して；q+:四元数と、いずかの四元基数、i、k、j。との、積。交換則、あるか / N+">
            <text:p>:m 2*2 RES / free / res-id=SF7W / theme=数学：代数：四元数 / genre=代数？,content=「共役」にあたる数,w=~ / session-number=~ / doc=~,other=res-id:5HE5に関連して；q+:四元数と、いずかの四元基数、i、k、j。との、積。交換則、あるか / N+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1-23_10-44-42_000.jpg</text:p>
          </table:table-cell>
          <table:table-cell table:style-name="ce26" office:value-type="string">
            <text:p>:m #*# RES / JVEMV6 64#67_3_hachiitsu / 『論語 八佾』 著者=~,校注=~ / p.70 / w=禘[てい；,topic=,publisher=明治書院,other=memo+:memo-id.0LGJ:キビ；memo+:memo-id.VLEJ:アルコール発酵；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JVEMV6 64#67_3_hachiitsu / 『論語 八佾』 著者=~,校注=~ / p.70 / w=禘[てい；,topic=,publisher=明治書院,other=memo+:memo-id.0LGJ:キビ；memo+:memo-id.VLEJ:アルコール発酵；">
            <text:p>:m #*# RES / JVEMV6 64#67_3_hachiitsu / 『論語 八佾』 著者=~,校注=~ / p.70 / w=禘[てい；,topic=,publisher=明治書院,other=memo+:memo-id.0LGJ:キビ；memo+:memo-id.VLEJ:アルコール発酵；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1-23_10-45-03_000.jpg</text:p>
          </table:table-cell>
          <table:table-cell table:style-name="ce26" office:value-type="string">
            <text:p>:m #*# RES / free / res-id=V2LQ:VL68 / theme=比較：ホルムアルデヒド、アセトアルデヒド / genre=chimiya:obshshaya,content=~,w=~ / session-number=~ / doc=~,other=V2LQ--&gt;'miscelaneous'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RES / free / res-id=V2LQ:VL68 / theme=比較：ホルムアルデヒド、アセトアルデヒド / genre=chimiya:obshshaya,content=~,w=~ / session-number=~ / doc=~,other=V2LQ--&gt;'miscelaneous'">
            <text:p>:m #*# RES / free / res-id=V2LQ:VL68 / theme=比較：ホルムアルデヒド、アセトアルデヒド / genre=chimiya:obshshaya,content=~,w=~ / session-number=~ / doc=~,other=V2LQ--&gt;'miscelaneous'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3">2023/01/23</text:date>, <text:time>12:52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3T12:52:06.50</dc:date>
    <dc:creator>iwabuchi ken</dc:creator>
    <meta:editing-duration>P53DT5H52M57S</meta:editing-duration>
    <meta:editing-cycles>17109</meta:editing-cycles>
    <meta:document-statistic meta:table-count="2" meta:cell-count="922" meta:object-count="0"/>
    <meta:user-defined meta:name="qrichtext">1</meta:user-defined>
  </office:meta>
</office:document-meta>
</file>